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5.308cm" svg:y="0.1cm">
            <draw:object draw:notify-on-update-of-ranges="Sheet1.A1:Sheet1.A100 Sheet1.B1:Sheet1.B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8518328298957" calcext:value-type="float">
            <text:p>0.8518328299</text:p>
          </table:table-cell>
          <table:table-cell office:value-type="float" office:value="-0.773369012326108" calcext:value-type="float">
            <text:p>-0.7733690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18328298957" calcext:value-type="float">
            <text:p>0.8518328299</text:p>
          </table:table-cell>
          <table:table-cell office:value-type="float" office:value="-0.773369012326108" calcext:value-type="float">
            <text:p>-0.7733690123</text:p>
          </table:table-cell>
        </table:table-row>
        <table:table-row table:style-name="ro1">
          <table:table-cell office:value-type="float" office:value="0.823331945782395" calcext:value-type="float">
            <text:p>0.8233319458</text:p>
          </table:table-cell>
          <table:table-cell office:value-type="float" office:value="-0.458266340098426" calcext:value-type="float">
            <text:p>-0.4582663401</text:p>
          </table:table-cell>
        </table:table-row>
        <table:table-row table:style-name="ro1">
          <table:table-cell office:value-type="float" office:value="0.618396883758644" calcext:value-type="float">
            <text:p>0.6183968838</text:p>
          </table:table-cell>
          <table:table-cell office:value-type="float" office:value="-0.124220003753346" calcext:value-type="float">
            <text:p>-0.1242200038</text:p>
          </table:table-cell>
        </table:table-row>
        <table:table-row table:style-name="ro1">
          <table:table-cell office:value-type="float" office:value="0.409313825916968" calcext:value-type="float">
            <text:p>0.4093138259</text:p>
          </table:table-cell>
          <table:table-cell office:value-type="float" office:value="0.242159063285903" calcext:value-type="float">
            <text:p>0.2421590633</text:p>
          </table:table-cell>
        </table:table-row>
        <table:table-row table:style-name="ro1">
          <table:table-cell office:value-type="float" office:value="0.65251125877377" calcext:value-type="float">
            <text:p>0.6525112588</text:p>
          </table:table-cell>
          <table:table-cell office:value-type="float" office:value="-0.458263325608494" calcext:value-type="float">
            <text:p>-0.4582633256</text:p>
          </table:table-cell>
        </table:table-row>
        <table:table-row table:style-name="ro1">
          <table:table-cell office:value-type="float" office:value="0.453883685499489" calcext:value-type="float">
            <text:p>0.4538836855</text:p>
          </table:table-cell>
          <table:table-cell office:value-type="float" office:value="-0.124218444182018" calcext:value-type="float">
            <text:p>-0.1242184442</text:p>
          </table:table-cell>
        </table:table-row>
        <table:table-row table:style-name="ro1">
          <table:table-cell office:value-type="float" office:value="0.257764917299114" calcext:value-type="float">
            <text:p>0.2577649173</text:p>
          </table:table-cell>
          <table:table-cell office:value-type="float" office:value="0.242161086337601" calcext:value-type="float">
            <text:p>0.2421610863</text:p>
          </table:table-cell>
        </table:table-row>
        <table:table-row table:style-name="ro1">
          <table:table-cell office:value-type="float" office:value="0.0829996187764709" calcext:value-type="float">
            <text:p>0.0829996188</text:p>
          </table:table-cell>
          <table:table-cell office:value-type="float" office:value="0.669652356744844" calcext:value-type="float">
            <text:p>0.6696523567</text:p>
          </table:table-cell>
        </table:table-row>
        <table:table-row table:style-name="ro1">
          <table:table-cell office:value-type="float" office:value="0.182229127317208" calcext:value-type="float">
            <text:p>0.1822291273</text:p>
          </table:table-cell>
          <table:table-cell office:value-type="float" office:value="0.669650161599806" calcext:value-type="float">
            <text:p>0.6696501616</text:p>
          </table:table-cell>
        </table:table-row>
        <table:table-row table:style-name="ro1">
          <table:table-cell office:value-type="float" office:value="0.249419445703596" calcext:value-type="float">
            <text:p>0.2494194457</text:p>
          </table:table-cell>
          <table:table-cell office:value-type="float" office:value="0.251202930202097" calcext:value-type="float">
            <text:p>0.2512029302</text:p>
          </table:table-cell>
        </table:table-row>
        <table:table-row table:style-name="ro1">
          <table:table-cell office:value-type="float" office:value="0.630126980409023" calcext:value-type="float">
            <text:p>0.6301269804</text:p>
          </table:table-cell>
          <table:table-cell office:value-type="float" office:value="-0.30442483385428" calcext:value-type="float">
            <text:p>-0.3044248339</text:p>
          </table:table-cell>
        </table:table-row>
        <table:table-row table:style-name="ro1">
          <table:table-cell office:value-type="float" office:value="0.413163718931623" calcext:value-type="float">
            <text:p>0.4131637189</text:p>
          </table:table-cell>
          <table:table-cell office:value-type="float" office:value="0.201199626893307" calcext:value-type="float">
            <text:p>0.2011996269</text:p>
          </table:table-cell>
        </table:table-row>
        <table:table-row table:style-name="ro1">
          <table:table-cell office:value-type="float" office:value="0.191518886747145" calcext:value-type="float">
            <text:p>0.1915188867</text:p>
          </table:table-cell>
          <table:table-cell office:value-type="float" office:value="0.612805205103466" calcext:value-type="float">
            <text:p>0.6128052051</text:p>
          </table:table-cell>
        </table:table-row>
        <table:table-row table:style-name="ro1">
          <table:table-cell office:value-type="float" office:value="0.218423785103799" calcext:value-type="float">
            <text:p>0.2184237851</text:p>
          </table:table-cell>
          <table:table-cell office:value-type="float" office:value="0.413161925742382" calcext:value-type="float">
            <text:p>0.4131619257</text:p>
          </table:table-cell>
        </table:table-row>
        <table:table-row table:style-name="ro1">
          <table:table-cell office:value-type="float" office:value="0.437659765546658" calcext:value-type="float">
            <text:p>0.4376597655</text:p>
          </table:table-cell>
          <table:table-cell office:value-type="float" office:value="-0.0664620594706305" calcext:value-type="float">
            <text:p>-0.0664620595</text:p>
          </table:table-cell>
        </table:table-row>
        <table:table-row table:style-name="ro1">
          <table:table-cell office:value-type="float" office:value="0.429252153432587" calcext:value-type="float">
            <text:p>0.4292521534</text:p>
          </table:table-cell>
          <table:table-cell office:value-type="float" office:value="0.00359746979423144" calcext:value-type="float">
            <text:p>0.0035974698</text:p>
          </table:table-cell>
        </table:table-row>
        <table:table-row table:style-name="ro1">
          <table:table-cell office:value-type="float" office:value="0.828776258670046" calcext:value-type="float">
            <text:p>0.8287762587</text:p>
          </table:table-cell>
          <table:table-cell office:value-type="float" office:value="-0.561646391460877" calcext:value-type="float">
            <text:p>-0.5616463915</text:p>
          </table:table-cell>
        </table:table-row>
        <table:table-row table:style-name="ro1">
          <table:table-cell office:value-type="float" office:value="0.443864041427549" calcext:value-type="float">
            <text:p>0.4438640414</text:p>
          </table:table-cell>
          <table:table-cell office:value-type="float" office:value="-0.09678155514164" calcext:value-type="float">
            <text:p>-0.0967815551</text:p>
          </table:table-cell>
        </table:table-row>
        <table:table-row table:style-name="ro1">
          <table:table-cell office:value-type="float" office:value="0.212231648601918" calcext:value-type="float">
            <text:p>0.2122316486</text:p>
          </table:table-cell>
          <table:table-cell office:value-type="float" office:value="0.474210598430758" calcext:value-type="float">
            <text:p>0.4742105984</text:p>
          </table:table-cell>
        </table:table-row>
        <table:table-row table:style-name="ro1">
          <table:table-cell office:value-type="float" office:value="0.233231789333945" calcext:value-type="float">
            <text:p>0.2332317893</text:p>
          </table:table-cell>
          <table:table-cell office:value-type="float" office:value="0.315528036270024" calcext:value-type="float">
            <text:p>0.3155280363</text:p>
          </table:table-cell>
        </table:table-row>
        <table:table-row table:style-name="ro1">
          <table:table-cell office:value-type="float" office:value="0.832920140076154" calcext:value-type="float">
            <text:p>0.8329201401</text:p>
          </table:table-cell>
          <table:table-cell office:value-type="float" office:value="-0.628507861169722" calcext:value-type="float">
            <text:p>-0.6285078612</text:p>
          </table:table-cell>
        </table:table-row>
        <table:table-row table:style-name="ro1">
          <table:table-cell office:value-type="float" office:value="0.0545407256418724" calcext:value-type="float">
            <text:p>0.0545407256</text:p>
          </table:table-cell>
          <table:table-cell office:value-type="float" office:value="0.71247730831522" calcext:value-type="float">
            <text:p>0.7124773083</text:p>
          </table:table-cell>
        </table:table-row>
        <table:table-row table:style-name="ro1">
          <table:table-cell office:value-type="float" office:value="0.200087729166218" calcext:value-type="float">
            <text:p>0.2000877292</text:p>
          </table:table-cell>
          <table:table-cell office:value-type="float" office:value="0.552440799686446" calcext:value-type="float">
            <text:p>0.5524407997</text:p>
          </table:table-cell>
        </table:table-row>
        <table:table-row table:style-name="ro1">
          <table:table-cell office:value-type="float" office:value="0.432393627658443" calcext:value-type="float">
            <text:p>0.4323936277</text:p>
          </table:table-cell>
          <table:table-cell office:value-type="float" office:value="-0.0254836338262377" calcext:value-type="float">
            <text:p>-0.0254836338</text:p>
          </table:table-cell>
        </table:table-row>
        <table:table-row table:style-name="ro1">
          <table:table-cell office:value-type="float" office:value="0.627413271134103" calcext:value-type="float">
            <text:p>0.6274132711</text:p>
          </table:table-cell>
          <table:table-cell office:value-type="float" office:value="-0.268071004184268" calcext:value-type="float">
            <text:p>-0.2680710042</text:p>
          </table:table-cell>
        </table:table-row>
        <table:table-row table:style-name="ro1">
          <table:table-cell office:value-type="float" office:value="0.0663671218795016" calcext:value-type="float">
            <text:p>0.0663671219</text:p>
          </table:table-cell>
          <table:table-cell office:value-type="float" office:value="0.684600042579443" calcext:value-type="float">
            <text:p>0.6846000426</text:p>
          </table:table-cell>
        </table:table-row>
        <table:table-row table:style-name="ro1">
          <table:table-cell office:value-type="float" office:value="0.825873190716265" calcext:value-type="float">
            <text:p>0.8258731907</text:p>
          </table:table-cell>
          <table:table-cell office:value-type="float" office:value="-0.49724090146461" calcext:value-type="float">
            <text:p>-0.4972409015</text:p>
          </table:table-cell>
        </table:table-row>
        <table:table-row table:style-name="ro1">
          <table:table-cell office:value-type="float" office:value="0.221584041863471" calcext:value-type="float">
            <text:p>0.2215840419</text:p>
          </table:table-cell>
          <table:table-cell office:value-type="float" office:value="0.390292549390785" calcext:value-type="float">
            <text:p>0.3902925494</text:p>
          </table:table-cell>
        </table:table-row>
        <table:table-row table:style-name="ro1">
          <table:table-cell office:value-type="float" office:value="0.0270776314144162" calcext:value-type="float">
            <text:p>0.0270776314</text:p>
          </table:table-cell>
          <table:table-cell office:value-type="float" office:value="0.820939927636544" calcext:value-type="float">
            <text:p>0.8209399276</text:p>
          </table:table-cell>
        </table:table-row>
        <table:table-row table:style-name="ro1">
          <table:table-cell office:value-type="float" office:value="0.621329356946271" calcext:value-type="float">
            <text:p>0.6213293569</text:p>
          </table:table-cell>
          <table:table-cell office:value-type="float" office:value="-0.174120987978016" calcext:value-type="float">
            <text:p>-0.174120988</text:p>
          </table:table-cell>
        </table:table-row>
        <table:table-row table:style-name="ro1">
          <table:table-cell office:value-type="float" office:value="0.00532817887067172" calcext:value-type="float">
            <text:p>0.0053281789</text:p>
          </table:table-cell>
          <table:table-cell office:value-type="float" office:value="0.926117939762977" calcext:value-type="float">
            <text:p>0.9261179398</text:p>
          </table:table-cell>
        </table:table-row>
        <table:table-row table:style-name="ro1">
          <table:table-cell office:value-type="float" office:value="0.0424264804095454" calcext:value-type="float">
            <text:p>0.0424264804</text:p>
          </table:table-cell>
          <table:table-cell office:value-type="float" office:value="0.753383558573958" calcext:value-type="float">
            <text:p>0.7533835586</text:p>
          </table:table-cell>
        </table:table-row>
        <table:table-row table:style-name="ro1">
          <table:table-cell office:value-type="float" office:value="0.237743698401077" calcext:value-type="float">
            <text:p>0.2377436984</text:p>
          </table:table-cell>
          <table:table-cell office:value-type="float" office:value="0.292073813239188" calcext:value-type="float">
            <text:p>0.2920738132</text:p>
          </table:table-cell>
        </table:table-row>
        <table:table-row table:style-name="ro1">
          <table:table-cell office:value-type="float" office:value="0.622797826514007" calcext:value-type="float">
            <text:p>0.6227978265</text:p>
          </table:table-cell>
          <table:table-cell office:value-type="float" office:value="-0.197595249669328" calcext:value-type="float">
            <text:p>-0.1975952497</text:p>
          </table:table-cell>
        </table:table-row>
        <table:table-row table:style-name="ro1">
          <table:table-cell office:value-type="float" office:value="0.413761595966142" calcext:value-type="float">
            <text:p>0.413761596</text:p>
          </table:table-cell>
          <table:table-cell office:value-type="float" office:value="0.183405683987974" calcext:value-type="float">
            <text:p>0.183405684</text:p>
          </table:table-cell>
        </table:table-row>
        <table:table-row table:style-name="ro1">
          <table:table-cell office:value-type="float" office:value="0.237743698401077" calcext:value-type="float">
            <text:p>0.2377436984</text:p>
          </table:table-cell>
          <table:table-cell office:value-type="float" office:value="0.292073813239188" calcext:value-type="float">
            <text:p>0.2920738132</text:p>
          </table:table-cell>
        </table:table-row>
        <table:table-row table:style-name="ro1">
          <table:table-cell office:value-type="float" office:value="0.00825280595029612" calcext:value-type="float">
            <text:p>0.008252806</text:p>
          </table:table-cell>
          <table:table-cell office:value-type="float" office:value="0.907054363545289" calcext:value-type="float">
            <text:p>0.9070543635</text:p>
          </table:table-cell>
        </table:table-row>
        <table:table-row table:style-name="ro1">
          <table:table-cell office:value-type="float" office:value="0.836629926344346" calcext:value-type="float">
            <text:p>0.8366299263</text:p>
          </table:table-cell>
          <table:table-cell office:value-type="float" office:value="-0.678580735007095" calcext:value-type="float">
            <text:p>-0.678580735</text:p>
          </table:table-cell>
        </table:table-row>
        <table:table-row table:style-name="ro1">
          <table:table-cell office:value-type="float" office:value="0.418609294834399" calcext:value-type="float">
            <text:p>0.4186092948</text:p>
          </table:table-cell>
          <table:table-cell office:value-type="float" office:value="0.12197373838848" calcext:value-type="float">
            <text:p>0.1219737384</text:p>
          </table:table-cell>
        </table:table-row>
        <table:table-row table:style-name="ro1">
          <table:table-cell office:value-type="float" office:value="0.83853072786403" calcext:value-type="float">
            <text:p>0.8385307279</text:p>
          </table:table-cell>
          <table:table-cell office:value-type="float" office:value="-0.700058822041068" calcext:value-type="float">
            <text:p>-0.700058822</text:p>
          </table:table-cell>
        </table:table-row>
        <table:table-row table:style-name="ro1">
          <table:table-cell office:value-type="float" office:value="0.624595208857286" calcext:value-type="float">
            <text:p>0.6245952089</text:p>
          </table:table-cell>
          <table:table-cell office:value-type="float" office:value="-0.217463732430715" calcext:value-type="float">
            <text:p>-0.2174637324</text:p>
          </table:table-cell>
        </table:table-row>
        <table:table-row table:style-name="ro1">
          <table:table-cell office:value-type="float" office:value="0.0204514521083446" calcext:value-type="float">
            <text:p>0.0204514521</text:p>
          </table:table-cell>
          <table:table-cell office:value-type="float" office:value="0.844760505147823" calcext:value-type="float">
            <text:p>0.8447605051</text:p>
          </table:table-cell>
        </table:table-row>
        <table:table-row table:style-name="ro1">
          <table:table-cell office:value-type="float" office:value="0.0140991335422912" calcext:value-type="float">
            <text:p>0.0140991335</text:p>
          </table:table-cell>
          <table:table-cell office:value-type="float" office:value="0.875218273308917" calcext:value-type="float">
            <text:p>0.8752182733</text:p>
          </table:table-cell>
        </table:table-row>
        <table:table-row table:style-name="ro1">
          <table:table-cell office:value-type="float" office:value="0.824289660671851" calcext:value-type="float">
            <text:p>0.8242896607</text:p>
          </table:table-cell>
          <table:table-cell office:value-type="float" office:value="-0.477613395700759" calcext:value-type="float">
            <text:p>-0.4776133957</text:p>
          </table:table-cell>
        </table:table-row>
        <table:table-row table:style-name="ro1">
          <table:table-cell office:value-type="float" office:value="0.00199950655242354" calcext:value-type="float">
            <text:p>0.0019995066</text:p>
          </table:table-cell>
          <table:table-cell office:value-type="float" office:value="0.955630199554278" calcext:value-type="float">
            <text:p>0.9556301996</text:p>
          </table:table-cell>
        </table:table-row>
        <table:table-row table:style-name="ro1">
          <table:table-cell office:value-type="float" office:value="0.206431159143391" calcext:value-type="float">
            <text:p>0.2064311591</text:p>
          </table:table-cell>
          <table:table-cell office:value-type="float" office:value="0.504234880436893" calcext:value-type="float">
            <text:p>0.5042348804</text:p>
          </table:table-cell>
        </table:table-row>
        <table:table-row table:style-name="ro1">
          <table:table-cell office:value-type="float" office:value="0.0110195894519997" calcext:value-type="float">
            <text:p>0.0110195895</text:p>
          </table:table-cell>
          <table:table-cell office:value-type="float" office:value="0.891693257468257" calcext:value-type="float">
            <text:p>0.8916932575</text:p>
          </table:table-cell>
        </table:table-row>
        <table:table-row table:style-name="ro1">
          <table:table-cell office:value-type="float" office:value="0.446182131173663" calcext:value-type="float">
            <text:p>0.4461821312</text:p>
          </table:table-cell>
          <table:table-cell office:value-type="float" office:value="-0.110635972378603" calcext:value-type="float">
            <text:p>-0.1106359724</text:p>
          </table:table-cell>
        </table:table-row>
        <table:table-row table:style-name="ro1">
          <table:table-cell office:value-type="float" office:value="0.186581170983362" calcext:value-type="float">
            <text:p>0.186581171</text:p>
          </table:table-cell>
          <table:table-cell office:value-type="float" office:value="0.644396515758564" calcext:value-type="float">
            <text:p>0.6443965158</text:p>
          </table:table-cell>
        </table:table-row>
        <table:table-row table:style-name="ro1">
          <table:table-cell office:value-type="float" office:value="0.046596064762303" calcext:value-type="float">
            <text:p>0.0465960648</text:p>
          </table:table-cell>
          <table:table-cell office:value-type="float" office:value="0.737813702979561" calcext:value-type="float">
            <text:p>0.737813703</text:p>
          </table:table-cell>
        </table:table-row>
        <table:table-row table:style-name="ro1">
          <table:table-cell office:value-type="float" office:value="0.208194025924728" calcext:value-type="float">
            <text:p>0.2081940259</text:p>
          </table:table-cell>
          <table:table-cell office:value-type="float" office:value="0.490823899284141" calcext:value-type="float">
            <text:p>0.4908238993</text:p>
          </table:table-cell>
        </table:table-row>
        <table:table-row table:style-name="ro1">
          <table:table-cell office:value-type="float" office:value="0.421852092750619" calcext:value-type="float">
            <text:p>0.4218520928</text:p>
          </table:table-cell>
          <table:table-cell office:value-type="float" office:value="0.0831146998901295" calcext:value-type="float">
            <text:p>0.0831146999</text:p>
          </table:table-cell>
        </table:table-row>
        <table:table-row table:style-name="ro1">
          <table:table-cell office:value-type="float" office:value="0.625347888864092" calcext:value-type="float">
            <text:p>0.6253478889</text:p>
          </table:table-cell>
          <table:table-cell office:value-type="float" office:value="-0.237772103633862" calcext:value-type="float">
            <text:p>-0.2377721036</text:p>
          </table:table-cell>
        </table:table-row>
        <table:table-row table:style-name="ro1">
          <table:table-cell office:value-type="float" office:value="0.830483130477176" calcext:value-type="float">
            <text:p>0.8304831305</text:p>
          </table:table-cell>
          <table:table-cell office:value-type="float" office:value="-0.59051469689571" calcext:value-type="float">
            <text:p>-0.5905146969</text:p>
          </table:table-cell>
        </table:table-row>
        <table:table-row table:style-name="ro1">
          <table:table-cell office:value-type="float" office:value="0.416488371090479" calcext:value-type="float">
            <text:p>0.4164883711</text:p>
          </table:table-cell>
          <table:table-cell office:value-type="float" office:value="0.148422228683275" calcext:value-type="float">
            <text:p>0.1484222287</text:p>
          </table:table-cell>
        </table:table-row>
        <table:table-row table:style-name="ro1">
          <table:table-cell office:value-type="float" office:value="0.415787388953555" calcext:value-type="float">
            <text:p>0.415787389</text:p>
          </table:table-cell>
          <table:table-cell office:value-type="float" office:value="0.157315286081512" calcext:value-type="float">
            <text:p>0.1573152861</text:p>
          </table:table-cell>
        </table:table-row>
        <table:table-row table:style-name="ro1">
          <table:table-cell office:value-type="float" office:value="0.826859655772713" calcext:value-type="float">
            <text:p>0.8268596558</text:p>
          </table:table-cell>
          <table:table-cell office:value-type="float" office:value="-0.527124035764445" calcext:value-type="float">
            <text:p>-0.5271240358</text:p>
          </table:table-cell>
        </table:table-row>
        <table:table-row table:style-name="ro1">
          <table:table-cell office:value-type="float" office:value="0.64808839384283" calcext:value-type="float">
            <text:p>0.6480883938</text:p>
          </table:table-cell>
          <table:table-cell office:value-type="float" office:value="-0.451959266985295" calcext:value-type="float">
            <text:p>-0.451959267</text:p>
          </table:table-cell>
        </table:table-row>
        <table:table-row table:style-name="ro1">
          <table:table-cell office:value-type="float" office:value="0.844582602440428" calcext:value-type="float">
            <text:p>0.8445826024</text:p>
          </table:table-cell>
          <table:table-cell office:value-type="float" office:value="-0.751391939298149" calcext:value-type="float">
            <text:p>-0.7513919393</text:p>
          </table:table-cell>
        </table:table-row>
        <table:table-row table:style-name="ro1">
          <table:table-cell office:value-type="float" office:value="0.640083644268006" calcext:value-type="float">
            <text:p>0.6400836443</text:p>
          </table:table-cell>
          <table:table-cell office:value-type="float" office:value="-0.409302515039803" calcext:value-type="float">
            <text:p>-0.409302515</text:p>
          </table:table-cell>
        </table:table-row>
        <table:table-row table:style-name="ro1">
          <table:table-cell office:value-type="float" office:value="0.214585375070276" calcext:value-type="float">
            <text:p>0.2145853751</text:p>
          </table:table-cell>
          <table:table-cell office:value-type="float" office:value="0.441849349971433" calcext:value-type="float">
            <text:p>0.44184935</text:p>
          </table:table-cell>
        </table:table-row>
        <table:table-row table:style-name="ro1">
          <table:table-cell office:value-type="float" office:value="0.427029625621568" calcext:value-type="float">
            <text:p>0.4270296256</text:p>
          </table:table-cell>
          <table:table-cell office:value-type="float" office:value="0.0261531970737303" calcext:value-type="float">
            <text:p>0.0261531971</text:p>
          </table:table-cell>
        </table:table-row>
        <table:table-row table:style-name="ro1">
          <table:table-cell office:value-type="float" office:value="0.42615317042836" calcext:value-type="float">
            <text:p>0.4261531704</text:p>
          </table:table-cell>
          <table:table-cell office:value-type="float" office:value="0.0351434643500501" calcext:value-type="float">
            <text:p>0.0351434644</text:p>
          </table:table-cell>
        </table:table-row>
        <table:table-row table:style-name="ro1">
          <table:table-cell office:value-type="float" office:value="0.224384042638389" calcext:value-type="float">
            <text:p>0.2243840426</text:p>
          </table:table-cell>
          <table:table-cell office:value-type="float" office:value="0.370889028671452" calcext:value-type="float">
            <text:p>0.3708890287</text:p>
          </table:table-cell>
        </table:table-row>
        <table:table-row table:style-name="ro1">
          <table:table-cell office:value-type="float" office:value="0.632061456601778" calcext:value-type="float">
            <text:p>0.6320614566</text:p>
          </table:table-cell>
          <table:table-cell office:value-type="float" office:value="-0.329342955824633" calcext:value-type="float">
            <text:p>-0.3293429558</text:p>
          </table:table-cell>
        </table:table-row>
        <table:table-row table:style-name="ro1">
          <table:table-cell office:value-type="float" office:value="0.0378306186501198" calcext:value-type="float">
            <text:p>0.0378306187</text:p>
          </table:table-cell>
          <table:table-cell office:value-type="float" office:value="0.770400470077675" calcext:value-type="float">
            <text:p>0.7704004701</text:p>
          </table:table-cell>
        </table:table-row>
        <table:table-row table:style-name="ro1">
          <table:table-cell office:value-type="float" office:value="0.21442405626017" calcext:value-type="float">
            <text:p>0.2144240563</text:p>
          </table:table-cell>
          <table:table-cell office:value-type="float" office:value="0.443067599364928" calcext:value-type="float">
            <text:p>0.4430675994</text:p>
          </table:table-cell>
        </table:table-row>
        <table:table-row table:style-name="ro1">
          <table:table-cell office:value-type="float" office:value="0.833863065544903" calcext:value-type="float">
            <text:p>0.8338630655</text:p>
          </table:table-cell>
          <table:table-cell office:value-type="float" office:value="-0.642145709749521" calcext:value-type="float">
            <text:p>-0.6421457097</text:p>
          </table:table-cell>
        </table:table-row>
        <table:table-row table:style-name="ro1">
          <table:table-cell office:value-type="float" office:value="0.00309554674831479" calcext:value-type="float">
            <text:p>0.0030955467</text:p>
          </table:table-cell>
          <table:table-cell office:value-type="float" office:value="0.949142485381487" calcext:value-type="float">
            <text:p>0.9491424854</text:p>
          </table:table-cell>
        </table:table-row>
        <table:table-row table:style-name="ro1">
          <table:table-cell office:value-type="float" office:value="0.0647513058082269" calcext:value-type="float">
            <text:p>0.0647513058</text:p>
          </table:table-cell>
          <table:table-cell office:value-type="float" office:value="0.687615476135109" calcext:value-type="float">
            <text:p>0.6876154761</text:p>
          </table:table-cell>
        </table:table-row>
        <table:table-row table:style-name="ro1">
          <table:table-cell office:value-type="float" office:value="0.000168740084167507" calcext:value-type="float">
            <text:p>0.0001687401</text:p>
          </table:table-cell>
          <table:table-cell office:value-type="float" office:value="0.987010767821002" calcext:value-type="float">
            <text:p>0.9870107678</text:p>
          </table:table-cell>
        </table:table-row>
        <table:table-row table:style-name="ro1">
          <table:table-cell office:value-type="float" office:value="0.203284336715062" calcext:value-type="float">
            <text:p>0.2032843367</text:p>
          </table:table-cell>
          <table:table-cell office:value-type="float" office:value="0.528482562738529" calcext:value-type="float">
            <text:p>0.5284825627</text:p>
          </table:table-cell>
        </table:table-row>
        <table:table-row table:style-name="ro1">
          <table:table-cell office:value-type="float" office:value="0.643729409572304" calcext:value-type="float">
            <text:p>0.6437294096</text:p>
          </table:table-cell>
          <table:table-cell office:value-type="float" office:value="-0.433606455513655" calcext:value-type="float">
            <text:p>-0.4336064555</text:p>
          </table:table-cell>
        </table:table-row>
        <table:table-row table:style-name="ro1">
          <table:table-cell office:value-type="float" office:value="0.627043876206383" calcext:value-type="float">
            <text:p>0.6270438762</text:p>
          </table:table-cell>
          <table:table-cell office:value-type="float" office:value="-0.253962459691557" calcext:value-type="float">
            <text:p>-0.2539624597</text:p>
          </table:table-cell>
        </table:table-row>
        <table:table-row table:style-name="ro1">
          <table:table-cell office:value-type="float" office:value="0.227688241167882" calcext:value-type="float">
            <text:p>0.2276882412</text:p>
          </table:table-cell>
          <table:table-cell office:value-type="float" office:value="0.34887562200101" calcext:value-type="float">
            <text:p>0.348875622</text:p>
          </table:table-cell>
        </table:table-row>
        <table:table-row table:style-name="ro1">
          <table:table-cell office:value-type="float" office:value="0.0305348486142007" calcext:value-type="float">
            <text:p>0.0305348486</text:p>
          </table:table-cell>
          <table:table-cell office:value-type="float" office:value="0.800256706961353" calcext:value-type="float">
            <text:p>0.800256707</text:p>
          </table:table-cell>
        </table:table-row>
        <table:table-row table:style-name="ro1">
          <table:table-cell office:value-type="float" office:value="0.830483130477176" calcext:value-type="float">
            <text:p>0.8304831305</text:p>
          </table:table-cell>
          <table:table-cell office:value-type="float" office:value="-0.59051469689571" calcext:value-type="float">
            <text:p>-0.5905146969</text:p>
          </table:table-cell>
        </table:table-row>
        <table:table-row table:style-name="ro1">
          <table:table-cell office:value-type="float" office:value="0.635190197572131" calcext:value-type="float">
            <text:p>0.6351901976</text:p>
          </table:table-cell>
          <table:table-cell office:value-type="float" office:value="-0.351192621845476" calcext:value-type="float">
            <text:p>-0.3511926218</text:p>
          </table:table-cell>
        </table:table-row>
        <table:table-row table:style-name="ro1">
          <table:table-cell office:value-type="float" office:value="0.183522770402071" calcext:value-type="float">
            <text:p>0.1835227704</text:p>
          </table:table-cell>
          <table:table-cell office:value-type="float" office:value="0.662771061591926" calcext:value-type="float">
            <text:p>0.6627710616</text:p>
          </table:table-cell>
        </table:table-row>
        <table:table-row table:style-name="ro1">
          <table:table-cell office:value-type="float" office:value="0.636243614068685" calcext:value-type="float">
            <text:p>0.6362436141</text:p>
          </table:table-cell>
          <table:table-cell office:value-type="float" office:value="-0.374826173941291" calcext:value-type="float">
            <text:p>-0.3748261739</text:p>
          </table:table-cell>
        </table:table-row>
        <table:table-row table:style-name="ro1">
          <table:table-cell office:value-type="float" office:value="0.0360809968258045" calcext:value-type="float">
            <text:p>0.0360809968</text:p>
          </table:table-cell>
          <table:table-cell office:value-type="float" office:value="0.777445428098811" calcext:value-type="float">
            <text:p>0.7774454281</text:p>
          </table:table-cell>
        </table:table-row>
        <table:table-row table:style-name="ro1">
          <table:table-cell office:value-type="float" office:value="0.643014699645175" calcext:value-type="float">
            <text:p>0.6430146996</text:p>
          </table:table-cell>
          <table:table-cell office:value-type="float" office:value="-0.427911326102305" calcext:value-type="float">
            <text:p>-0.4279113261</text:p>
          </table:table-cell>
        </table:table-row>
        <table:table-row table:style-name="ro1">
          <table:table-cell office:value-type="float" office:value="0.195044312562042" calcext:value-type="float">
            <text:p>0.1950443126</text:p>
          </table:table-cell>
          <table:table-cell office:value-type="float" office:value="0.595242909099724" calcext:value-type="float">
            <text:p>0.5952429091</text:p>
          </table:table-cell>
        </table:table-row>
        <table:table-row table:style-name="ro1">
          <table:table-cell office:value-type="float" office:value="0.203679647113649" calcext:value-type="float">
            <text:p>0.2036796471</text:p>
          </table:table-cell>
          <table:table-cell office:value-type="float" office:value="0.525203493334826" calcext:value-type="float">
            <text:p>0.5252034933</text:p>
          </table:table-cell>
        </table:table-row>
        <table:table-row table:style-name="ro1">
          <table:table-cell office:value-type="float" office:value="0.424085885626095" calcext:value-type="float">
            <text:p>0.4240858856</text:p>
          </table:table-cell>
          <table:table-cell office:value-type="float" office:value="0.0576415370048723" calcext:value-type="float">
            <text:p>0.057641537</text:p>
          </table:table-cell>
        </table:table-row>
        <table:table-row table:style-name="ro1">
          <table:table-cell office:value-type="float" office:value="0.451857892512076" calcext:value-type="float">
            <text:p>0.4518578925</text:p>
          </table:table-cell>
          <table:table-cell office:value-type="float" office:value="-0.123281162795718" calcext:value-type="float">
            <text:p>-0.1232811628</text:p>
          </table:table-cell>
        </table:table-row>
        <table:table-row table:style-name="ro1">
          <table:table-cell office:value-type="float" office:value="0.840949346056387" calcext:value-type="float">
            <text:p>0.8409493461</text:p>
          </table:table-cell>
          <table:table-cell office:value-type="float" office:value="-0.723996166834222" calcext:value-type="float">
            <text:p>-0.7239961668</text:p>
          </table:table-cell>
        </table:table-row>
        <table:table-row table:style-name="ro1">
          <table:table-cell office:value-type="float" office:value="0.197124273194393" calcext:value-type="float">
            <text:p>0.1971242732</text:p>
          </table:table-cell>
          <table:table-cell office:value-type="float" office:value="0.573801694662757" calcext:value-type="float">
            <text:p>0.5738016947</text:p>
          </table:table-cell>
        </table:table-row>
        <table:table-row table:style-name="ro1">
          <table:table-cell office:value-type="float" office:value="0.619891940697085" calcext:value-type="float">
            <text:p>0.6198919407</text:p>
          </table:table-cell>
          <table:table-cell office:value-type="float" office:value="-0.149989321080652" calcext:value-type="float">
            <text:p>-0.1499893211</text:p>
          </table:table-cell>
        </table:table-row>
        <table:table-row table:style-name="ro1">
          <table:table-cell office:value-type="float" office:value="0.225750053670769" calcext:value-type="float">
            <text:p>0.2257500537</text:p>
          </table:table-cell>
          <table:table-cell office:value-type="float" office:value="0.361527811584294" calcext:value-type="float">
            <text:p>0.3615278116</text:p>
          </table:table-cell>
        </table:table-row>
        <table:table-row table:style-name="ro1">
          <table:table-cell office:value-type="float" office:value="0.619802691919749" calcext:value-type="float">
            <text:p>0.6198026919</text:p>
          </table:table-cell>
          <table:table-cell office:value-type="float" office:value="-0.148314592663975" calcext:value-type="float">
            <text:p>-0.1483145927</text:p>
          </table:table-cell>
        </table:table-row>
        <table:table-row table:style-name="ro1">
          <table:table-cell office:value-type="float" office:value="0.632669492128684" calcext:value-type="float">
            <text:p>0.6326694921</text:p>
          </table:table-cell>
          <table:table-cell office:value-type="float" office:value="-0.336557327631755" calcext:value-type="float">
            <text:p>-0.3365573276</text:p>
          </table:table-cell>
        </table:table-row>
        <table:table-row table:style-name="ro1">
          <table:table-cell office:value-type="float" office:value="0.843229244263875" calcext:value-type="float">
            <text:p>0.8432292443</text:p>
          </table:table-cell>
          <table:table-cell office:value-type="float" office:value="-0.742467672880785" calcext:value-type="float">
            <text:p>-0.7424676729</text:p>
          </table:table-cell>
        </table:table-row>
        <table:table-row table:style-name="ro1">
          <table:table-cell office:value-type="float" office:value="0.638049007365475" calcext:value-type="float">
            <text:p>0.6380490074</text:p>
          </table:table-cell>
          <table:table-cell office:value-type="float" office:value="-0.392383538508065" calcext:value-type="float">
            <text:p>-0.3923835385</text:p>
          </table:table-cell>
        </table:table-row>
        <table:table-row table:style-name="ro1">
          <table:table-cell office:value-type="float" office:value="0.0324763653247898" calcext:value-type="float">
            <text:p>0.0324763653</text:p>
          </table:table-cell>
          <table:table-cell office:value-type="float" office:value="0.792109988112756" calcext:value-type="float">
            <text:p>0.7921099881</text:p>
          </table:table-cell>
        </table:table-row>
        <table:table-row table:style-name="ro1">
          <table:table-cell office:value-type="float" office:value="0.82727113031872" calcext:value-type="float">
            <text:p>0.8272711303</text:p>
          </table:table-cell>
          <table:table-cell office:value-type="float" office:value="-0.534713121002545" calcext:value-type="float">
            <text:p>-0.534713121</text:p>
          </table:table-cell>
        </table:table-row>
        <table:table-row table:style-name="ro1">
          <table:table-cell office:value-type="float" office:value="0.229947428775262" calcext:value-type="float">
            <text:p>0.2299474288</text:p>
          </table:table-cell>
          <table:table-cell office:value-type="float" office:value="0.334679908188993" calcext:value-type="float">
            <text:p>0.33467990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 style:data-style-name="N2" text:time-value="20:13:19.1346292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date>2014-10-17T20:21:28.100098397</dc:date>
    <meta:editing-duration>P0D</meta:editing-duration>
    <meta:editing-cycles>2</meta:editing-cycles>
    <meta:document-statistic meta:table-count="1" meta:cell-count="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ZDT 3 - population 100</text:p>
        </chart:title>
        <chart:subtitle svg:x="5.377cm" svg:y="1.275cm" chart:style-name="ch3">
          <text:p>10000 generations, 12673 ms</text:p>
        </chart:subtitle>
        <chart:plot-area chart:style-name="ch4" table:cell-range-address="Sheet1.A1:Sheet1.B100" svg:x="0.77cm" svg:y="2.318cm" svg:width="14.59cm" svg:height="6.082cm">
          <chartooo:coordinate-region svg:x="1.603cm" svg:y="2.517cm" svg:width="13.517cm" svg:height="5.68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00" chart:class="chart:scatter">
            <chart:domain table:cell-range-address="Sheet1.A1:Sheet1.A100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518328298957">
                <text:p>0.8518328298957</text:p>
                <draw:g>
                  <svg:desc>Sheet1.A1:Sheet1.A100</svg:desc>
                </draw:g>
              </table:table-cell>
              <table:table-cell office:value-type="float" office:value="-0.773369012326108">
                <text:p>-0.773369012326108</text:p>
                <draw:g>
                  <svg:desc>Sheet1.B1:Sheet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518328298957">
                <text:p>0.8518328298957</text:p>
              </table:table-cell>
              <table:table-cell office:value-type="float" office:value="-0.773369012326108">
                <text:p>-0.773369012326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3331945782395">
                <text:p>0.823331945782395</text:p>
              </table:table-cell>
              <table:table-cell office:value-type="float" office:value="-0.458266340098426">
                <text:p>-0.458266340098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8396883758644">
                <text:p>0.618396883758644</text:p>
              </table:table-cell>
              <table:table-cell office:value-type="float" office:value="-0.124220003753346">
                <text:p>-0.1242200037533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09313825916968">
                <text:p>0.409313825916968</text:p>
              </table:table-cell>
              <table:table-cell office:value-type="float" office:value="0.242159063285903">
                <text:p>0.242159063285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5251125877377">
                <text:p>0.65251125877377</text:p>
              </table:table-cell>
              <table:table-cell office:value-type="float" office:value="-0.458263325608494">
                <text:p>-0.458263325608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3883685499489">
                <text:p>0.453883685499489</text:p>
              </table:table-cell>
              <table:table-cell office:value-type="float" office:value="-0.124218444182018">
                <text:p>-0.124218444182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7764917299114">
                <text:p>0.257764917299114</text:p>
              </table:table-cell>
              <table:table-cell office:value-type="float" office:value="0.242161086337601">
                <text:p>0.242161086337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29996187764709">
                <text:p>0.0829996187764709</text:p>
              </table:table-cell>
              <table:table-cell office:value-type="float" office:value="0.669652356744844">
                <text:p>0.6696523567448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2229127317208">
                <text:p>0.182229127317208</text:p>
              </table:table-cell>
              <table:table-cell office:value-type="float" office:value="0.669650161599806">
                <text:p>0.6696501615998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9419445703596">
                <text:p>0.249419445703596</text:p>
              </table:table-cell>
              <table:table-cell office:value-type="float" office:value="0.251202930202097">
                <text:p>0.251202930202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0126980409023">
                <text:p>0.630126980409023</text:p>
              </table:table-cell>
              <table:table-cell office:value-type="float" office:value="-0.30442483385428">
                <text:p>-0.304424833854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3163718931623">
                <text:p>0.413163718931623</text:p>
              </table:table-cell>
              <table:table-cell office:value-type="float" office:value="0.201199626893307">
                <text:p>0.2011996268933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91518886747145">
                <text:p>0.191518886747145</text:p>
              </table:table-cell>
              <table:table-cell office:value-type="float" office:value="0.612805205103466">
                <text:p>0.612805205103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8423785103799">
                <text:p>0.218423785103799</text:p>
              </table:table-cell>
              <table:table-cell office:value-type="float" office:value="0.413161925742382">
                <text:p>0.4131619257423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7659765546658">
                <text:p>0.437659765546658</text:p>
              </table:table-cell>
              <table:table-cell office:value-type="float" office:value="-0.0664620594706305">
                <text:p>-0.06646205947063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9252153432587">
                <text:p>0.429252153432587</text:p>
              </table:table-cell>
              <table:table-cell office:value-type="float" office:value="0.00359746979423144">
                <text:p>0.003597469794231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28776258670046">
                <text:p>0.828776258670046</text:p>
              </table:table-cell>
              <table:table-cell office:value-type="float" office:value="-0.561646391460877">
                <text:p>-0.5616463914608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43864041427549">
                <text:p>0.443864041427549</text:p>
              </table:table-cell>
              <table:table-cell office:value-type="float" office:value="-0.09678155514164">
                <text:p>-0.096781555141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2231648601918">
                <text:p>0.212231648601918</text:p>
              </table:table-cell>
              <table:table-cell office:value-type="float" office:value="0.474210598430758">
                <text:p>0.4742105984307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3231789333945">
                <text:p>0.233231789333945</text:p>
              </table:table-cell>
              <table:table-cell office:value-type="float" office:value="0.315528036270024">
                <text:p>0.3155280362700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32920140076154">
                <text:p>0.832920140076154</text:p>
              </table:table-cell>
              <table:table-cell office:value-type="float" office:value="-0.628507861169722">
                <text:p>-0.6285078611697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45407256418724">
                <text:p>0.0545407256418724</text:p>
              </table:table-cell>
              <table:table-cell office:value-type="float" office:value="0.71247730831522">
                <text:p>0.71247730831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00087729166218">
                <text:p>0.200087729166218</text:p>
              </table:table-cell>
              <table:table-cell office:value-type="float" office:value="0.552440799686446">
                <text:p>0.5524407996864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32393627658443">
                <text:p>0.432393627658443</text:p>
              </table:table-cell>
              <table:table-cell office:value-type="float" office:value="-0.0254836338262377">
                <text:p>-0.02548363382623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27413271134103">
                <text:p>0.627413271134103</text:p>
              </table:table-cell>
              <table:table-cell office:value-type="float" office:value="-0.268071004184268">
                <text:p>-0.2680710041842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63671218795016">
                <text:p>0.0663671218795016</text:p>
              </table:table-cell>
              <table:table-cell office:value-type="float" office:value="0.684600042579443">
                <text:p>0.684600042579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5873190716265">
                <text:p>0.825873190716265</text:p>
              </table:table-cell>
              <table:table-cell office:value-type="float" office:value="-0.49724090146461">
                <text:p>-0.497240901464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21584041863471">
                <text:p>0.221584041863471</text:p>
              </table:table-cell>
              <table:table-cell office:value-type="float" office:value="0.390292549390785">
                <text:p>0.3902925493907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70776314144162">
                <text:p>0.0270776314144162</text:p>
              </table:table-cell>
              <table:table-cell office:value-type="float" office:value="0.820939927636544">
                <text:p>0.8209399276365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21329356946271">
                <text:p>0.621329356946271</text:p>
              </table:table-cell>
              <table:table-cell office:value-type="float" office:value="-0.174120987978016">
                <text:p>-0.1741209879780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532817887067172">
                <text:p>0.00532817887067172</text:p>
              </table:table-cell>
              <table:table-cell office:value-type="float" office:value="0.926117939762977">
                <text:p>0.9261179397629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24264804095454">
                <text:p>0.0424264804095454</text:p>
              </table:table-cell>
              <table:table-cell office:value-type="float" office:value="0.753383558573958">
                <text:p>0.7533835585739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37743698401077">
                <text:p>0.237743698401077</text:p>
              </table:table-cell>
              <table:table-cell office:value-type="float" office:value="0.292073813239188">
                <text:p>0.2920738132391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22797826514007">
                <text:p>0.622797826514007</text:p>
              </table:table-cell>
              <table:table-cell office:value-type="float" office:value="-0.197595249669328">
                <text:p>-0.1975952496693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13761595966142">
                <text:p>0.413761595966142</text:p>
              </table:table-cell>
              <table:table-cell office:value-type="float" office:value="0.183405683987974">
                <text:p>0.1834056839879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7743698401077">
                <text:p>0.237743698401077</text:p>
              </table:table-cell>
              <table:table-cell office:value-type="float" office:value="0.292073813239188">
                <text:p>0.2920738132391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825280595029612">
                <text:p>0.00825280595029612</text:p>
              </table:table-cell>
              <table:table-cell office:value-type="float" office:value="0.907054363545289">
                <text:p>0.9070543635452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36629926344346">
                <text:p>0.836629926344346</text:p>
              </table:table-cell>
              <table:table-cell office:value-type="float" office:value="-0.678580735007095">
                <text:p>-0.6785807350070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8609294834399">
                <text:p>0.418609294834399</text:p>
              </table:table-cell>
              <table:table-cell office:value-type="float" office:value="0.12197373838848">
                <text:p>0.121973738388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3853072786403">
                <text:p>0.83853072786403</text:p>
              </table:table-cell>
              <table:table-cell office:value-type="float" office:value="-0.700058822041068">
                <text:p>-0.7000588220410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24595208857286">
                <text:p>0.624595208857286</text:p>
              </table:table-cell>
              <table:table-cell office:value-type="float" office:value="-0.217463732430715">
                <text:p>-0.2174637324307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04514521083446">
                <text:p>0.0204514521083446</text:p>
              </table:table-cell>
              <table:table-cell office:value-type="float" office:value="0.844760505147823">
                <text:p>0.8447605051478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40991335422912">
                <text:p>0.0140991335422912</text:p>
              </table:table-cell>
              <table:table-cell office:value-type="float" office:value="0.875218273308917">
                <text:p>0.8752182733089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24289660671851">
                <text:p>0.824289660671851</text:p>
              </table:table-cell>
              <table:table-cell office:value-type="float" office:value="-0.477613395700759">
                <text:p>-0.4776133957007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99950655242354">
                <text:p>0.00199950655242354</text:p>
              </table:table-cell>
              <table:table-cell office:value-type="float" office:value="0.955630199554278">
                <text:p>0.9556301995542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6431159143391">
                <text:p>0.206431159143391</text:p>
              </table:table-cell>
              <table:table-cell office:value-type="float" office:value="0.504234880436893">
                <text:p>0.5042348804368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10195894519997">
                <text:p>0.0110195894519997</text:p>
              </table:table-cell>
              <table:table-cell office:value-type="float" office:value="0.891693257468257">
                <text:p>0.8916932574682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46182131173663">
                <text:p>0.446182131173663</text:p>
              </table:table-cell>
              <table:table-cell office:value-type="float" office:value="-0.110635972378603">
                <text:p>-0.1106359723786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86581170983362">
                <text:p>0.186581170983362</text:p>
              </table:table-cell>
              <table:table-cell office:value-type="float" office:value="0.644396515758564">
                <text:p>0.6443965157585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6596064762303">
                <text:p>0.046596064762303</text:p>
              </table:table-cell>
              <table:table-cell office:value-type="float" office:value="0.737813702979561">
                <text:p>0.7378137029795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08194025924728">
                <text:p>0.208194025924728</text:p>
              </table:table-cell>
              <table:table-cell office:value-type="float" office:value="0.490823899284141">
                <text:p>0.4908238992841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21852092750619">
                <text:p>0.421852092750619</text:p>
              </table:table-cell>
              <table:table-cell office:value-type="float" office:value="0.0831146998901295">
                <text:p>0.08311469989012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25347888864092">
                <text:p>0.625347888864092</text:p>
              </table:table-cell>
              <table:table-cell office:value-type="float" office:value="-0.237772103633862">
                <text:p>-0.2377721036338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30483130477176">
                <text:p>0.830483130477176</text:p>
              </table:table-cell>
              <table:table-cell office:value-type="float" office:value="-0.59051469689571">
                <text:p>-0.590514696895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16488371090479">
                <text:p>0.416488371090479</text:p>
              </table:table-cell>
              <table:table-cell office:value-type="float" office:value="0.148422228683275">
                <text:p>0.1484222286832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15787388953555">
                <text:p>0.415787388953555</text:p>
              </table:table-cell>
              <table:table-cell office:value-type="float" office:value="0.157315286081512">
                <text:p>0.1573152860815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26859655772713">
                <text:p>0.826859655772713</text:p>
              </table:table-cell>
              <table:table-cell office:value-type="float" office:value="-0.527124035764445">
                <text:p>-0.5271240357644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4808839384283">
                <text:p>0.64808839384283</text:p>
              </table:table-cell>
              <table:table-cell office:value-type="float" office:value="-0.451959266985295">
                <text:p>-0.4519592669852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44582602440428">
                <text:p>0.844582602440428</text:p>
              </table:table-cell>
              <table:table-cell office:value-type="float" office:value="-0.751391939298149">
                <text:p>-0.7513919392981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40083644268006">
                <text:p>0.640083644268006</text:p>
              </table:table-cell>
              <table:table-cell office:value-type="float" office:value="-0.409302515039803">
                <text:p>-0.4093025150398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14585375070276">
                <text:p>0.214585375070276</text:p>
              </table:table-cell>
              <table:table-cell office:value-type="float" office:value="0.441849349971433">
                <text:p>0.4418493499714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27029625621568">
                <text:p>0.427029625621568</text:p>
              </table:table-cell>
              <table:table-cell office:value-type="float" office:value="0.0261531970737303">
                <text:p>0.02615319707373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2615317042836">
                <text:p>0.42615317042836</text:p>
              </table:table-cell>
              <table:table-cell office:value-type="float" office:value="0.0351434643500501">
                <text:p>0.03514346435005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24384042638389">
                <text:p>0.224384042638389</text:p>
              </table:table-cell>
              <table:table-cell office:value-type="float" office:value="0.370889028671452">
                <text:p>0.3708890286714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32061456601778">
                <text:p>0.632061456601778</text:p>
              </table:table-cell>
              <table:table-cell office:value-type="float" office:value="-0.329342955824633">
                <text:p>-0.3293429558246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78306186501198">
                <text:p>0.0378306186501198</text:p>
              </table:table-cell>
              <table:table-cell office:value-type="float" office:value="0.770400470077675">
                <text:p>0.7704004700776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1442405626017">
                <text:p>0.21442405626017</text:p>
              </table:table-cell>
              <table:table-cell office:value-type="float" office:value="0.443067599364928">
                <text:p>0.4430675993649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33863065544903">
                <text:p>0.833863065544903</text:p>
              </table:table-cell>
              <table:table-cell office:value-type="float" office:value="-0.642145709749521">
                <text:p>-0.6421457097495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309554674831479">
                <text:p>0.00309554674831479</text:p>
              </table:table-cell>
              <table:table-cell office:value-type="float" office:value="0.949142485381487">
                <text:p>0.9491424853814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647513058082269">
                <text:p>0.0647513058082269</text:p>
              </table:table-cell>
              <table:table-cell office:value-type="float" office:value="0.687615476135109">
                <text:p>0.6876154761351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168740084167507">
                <text:p>0.000168740084167507</text:p>
              </table:table-cell>
              <table:table-cell office:value-type="float" office:value="0.987010767821002">
                <text:p>0.9870107678210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03284336715062">
                <text:p>0.203284336715062</text:p>
              </table:table-cell>
              <table:table-cell office:value-type="float" office:value="0.528482562738529">
                <text:p>0.5284825627385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43729409572304">
                <text:p>0.643729409572304</text:p>
              </table:table-cell>
              <table:table-cell office:value-type="float" office:value="-0.433606455513655">
                <text:p>-0.4336064555136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27043876206383">
                <text:p>0.627043876206383</text:p>
              </table:table-cell>
              <table:table-cell office:value-type="float" office:value="-0.253962459691557">
                <text:p>-0.2539624596915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27688241167882">
                <text:p>0.227688241167882</text:p>
              </table:table-cell>
              <table:table-cell office:value-type="float" office:value="0.34887562200101">
                <text:p>0.348875622001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05348486142007">
                <text:p>0.0305348486142007</text:p>
              </table:table-cell>
              <table:table-cell office:value-type="float" office:value="0.800256706961353">
                <text:p>0.8002567069613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30483130477176">
                <text:p>0.830483130477176</text:p>
              </table:table-cell>
              <table:table-cell office:value-type="float" office:value="-0.59051469689571">
                <text:p>-0.590514696895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35190197572131">
                <text:p>0.635190197572131</text:p>
              </table:table-cell>
              <table:table-cell office:value-type="float" office:value="-0.351192621845476">
                <text:p>-0.3511926218454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83522770402071">
                <text:p>0.183522770402071</text:p>
              </table:table-cell>
              <table:table-cell office:value-type="float" office:value="0.662771061591926">
                <text:p>0.6627710615919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36243614068685">
                <text:p>0.636243614068685</text:p>
              </table:table-cell>
              <table:table-cell office:value-type="float" office:value="-0.374826173941291">
                <text:p>-0.3748261739412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60809968258045">
                <text:p>0.0360809968258045</text:p>
              </table:table-cell>
              <table:table-cell office:value-type="float" office:value="0.777445428098811">
                <text:p>0.7774454280988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43014699645175">
                <text:p>0.643014699645175</text:p>
              </table:table-cell>
              <table:table-cell office:value-type="float" office:value="-0.427911326102305">
                <text:p>-0.4279113261023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95044312562042">
                <text:p>0.195044312562042</text:p>
              </table:table-cell>
              <table:table-cell office:value-type="float" office:value="0.595242909099724">
                <text:p>0.5952429090997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03679647113649">
                <text:p>0.203679647113649</text:p>
              </table:table-cell>
              <table:table-cell office:value-type="float" office:value="0.525203493334826">
                <text:p>0.5252034933348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24085885626095">
                <text:p>0.424085885626095</text:p>
              </table:table-cell>
              <table:table-cell office:value-type="float" office:value="0.0576415370048723">
                <text:p>0.05764153700487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51857892512076">
                <text:p>0.451857892512076</text:p>
              </table:table-cell>
              <table:table-cell office:value-type="float" office:value="-0.123281162795718">
                <text:p>-0.1232811627957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40949346056387">
                <text:p>0.840949346056387</text:p>
              </table:table-cell>
              <table:table-cell office:value-type="float" office:value="-0.723996166834222">
                <text:p>-0.7239961668342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97124273194393">
                <text:p>0.197124273194393</text:p>
              </table:table-cell>
              <table:table-cell office:value-type="float" office:value="0.573801694662757">
                <text:p>0.5738016946627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19891940697085">
                <text:p>0.619891940697085</text:p>
              </table:table-cell>
              <table:table-cell office:value-type="float" office:value="-0.149989321080652">
                <text:p>-0.1499893210806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25750053670769">
                <text:p>0.225750053670769</text:p>
              </table:table-cell>
              <table:table-cell office:value-type="float" office:value="0.361527811584294">
                <text:p>0.3615278115842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19802691919749">
                <text:p>0.619802691919749</text:p>
              </table:table-cell>
              <table:table-cell office:value-type="float" office:value="-0.148314592663975">
                <text:p>-0.1483145926639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32669492128684">
                <text:p>0.632669492128684</text:p>
              </table:table-cell>
              <table:table-cell office:value-type="float" office:value="-0.336557327631755">
                <text:p>-0.3365573276317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43229244263875">
                <text:p>0.843229244263875</text:p>
              </table:table-cell>
              <table:table-cell office:value-type="float" office:value="-0.742467672880785">
                <text:p>-0.7424676728807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38049007365475">
                <text:p>0.638049007365475</text:p>
              </table:table-cell>
              <table:table-cell office:value-type="float" office:value="-0.392383538508065">
                <text:p>-0.3923835385080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24763653247898">
                <text:p>0.0324763653247898</text:p>
              </table:table-cell>
              <table:table-cell office:value-type="float" office:value="0.792109988112756">
                <text:p>0.7921099881127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2727113031872">
                <text:p>0.82727113031872</text:p>
              </table:table-cell>
              <table:table-cell office:value-type="float" office:value="-0.534713121002545">
                <text:p>-0.5347131210025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29947428775262">
                <text:p>0.229947428775262</text:p>
              </table:table-cell>
              <table:table-cell office:value-type="float" office:value="0.334679908188993">
                <text:p>0.3346799081889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